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style:font-name="Courier New1"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style:font-name="Courier New1" fo:font-size="54pt" style:font-size-asian="54pt" style:font-size-complex="54pt"/>
    </style:style>
    <style:style style:name="T2" style:family="text">
      <style:text-properties style:font-name="Courier New1" fo:font-size="32pt" style:font-size-asian="32pt" style:font-size-complex="32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Emoji-Chat</text:span></text:p>
            <text:p><text:span text:style-name="T2"/></text:p>
            <text:p><text:span text:style-name="T2">Von</text:span></text:p>
            <text:p><text:span text:style-name="T2">Tim, Oliver, Lukas, Zoe, Lena und</text:span></text:p>
            <text:p><text:span text:style-name="T2">Mentorin Johann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as bewirkt unser Projekt?</text:p>
          </draw:text-box>
        </draw:frame>
        <draw:frame presentation:style-name="pr4" draw:text-style-name="P3" draw:layer="layout" svg:width="25.199cm" svg:height="12.179cm" svg:x="1.4cm" svg:y="4.621cm" presentation:class="outline">
          <draw:text-box>
            <text:list text:style-name="L2">
              <text:list-item>
                <text:p text:style-name="P3">Vorurteile abbauen</text:p>
              </text:list-item>
              <text:list-item>
                <text:p text:style-name="P3">Sprachbarrieren überwinden</text:p>
              </text:list-item>
              <text:list-item>
                <text:p text:style-name="P3">Sozialexperi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Unser Projekt</text:p>
          </draw:text-box>
        </draw:frame>
        <draw:frame presentation:style-name="pr4" draw:layer="layout" svg:width="25.199cm" svg:height="12.179cm" svg:x="1.4cm" svg:y="4.621cm" presentation:class="outline">
          <draw:text-box>
            <text:list text:style-name="L2">
              <text:list-item>
                <text:p>Zufälliger Kommunikationspartner</text:p>
              </text:list-item>
              <text:list-item>
                <text:p>Chat mit vorgefertigten Fragen</text:p>
              </text:list-item>
              <text:list-item>
                <text:p>Antwort besteht Emoticons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ie Umsetzung</text:p>
          </draw:text-box>
        </draw:frame>
        <draw:frame presentation:style-name="pr4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>Programmiersprachen:</text:p>
                <text:p>- HTML</text:p>
                <text:p>- php</text:p>
                <text:p>- Javascript</text:p>
                <text:p>- mysql</text:p>
              </text:list-item>
              <text:list-item>
                <text:p>Websi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ie verbessern wir die Welt?</text:p>
          </draw:text-box>
        </draw:frame>
        <draw:frame presentation:style-name="pr4" draw:layer="layout" svg:width="25.199cm" svg:height="12.179cm" svg:x="1.4cm" svg:y="4.621cm" presentation:class="outline">
          <draw:text-box>
            <text:list text:style-name="L2">
              <text:list-item>
                <text:p>Abbau von Vorurteilen</text:p>
              </text:list-item>
              <text:list-item>
                <text:p>Freundliche Kommunik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3">Vielen Dank für's Zuhö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6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017</text:span></text:p>
        </draw:text-box>
      </draw:frame>
      <draw:frame presentation:style-name="Mpr1" draw:text-style-name="MP6" draw:layer="backgroundobjects" svg:width="8.875cm" svg:height="1.448cm" svg:x="19.525cm" svg:y="19.2cm" presentation:class="footer">
        <draw:text-box>
          <text:p text:style-name="MP5"><text:span text:style-name="MT1">Jugend-hackt Ulm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8:04:58.486000000</meta:creation-date>
    <dc:date>2017-09-30T18:41:04.946000000</dc:date>
    <meta:editing-duration>PT5M42S</meta:editing-duration>
    <meta:editing-cycles>1</meta:editing-cycles>
    <meta:generator>LibreOffice/5.0.5.2$Windows_x86 LibreOffice_project/55b006a02d247b5f7215fc6ea0fde844b30035b3</meta:generator>
    <meta:document-statistic meta:object-count="42"/>
  </office:meta>
</office:document-meta>
</file>